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pidObject.setParams( Map &lt; String , Object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pidObject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bValueFilter.process( BeanContext context , Object object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g_for_dingzhu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